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9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fo:color="#2e3436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ourier New"/>
    </style:style>
    <style:style style:name="T2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Cap livro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ZAUITH, Gabriela <text:s/></text:p>
          </table:table-cell>
          <table:table-cell office:value-type="string" calcext:value-type="string">
            <text:p>OGATA, Márcia Niituma Niitum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MEIDA, Luís Fernando Magnanini de <text:s/></text:p>
          </table:table-cell>
          <table:table-cell office:value-type="string" calcext:value-type="string">
            <text:p>ALMEIDA, Mateus Jonsson de</text:p>
          </table:table-cell>
          <table:table-cell office:value-type="string" calcext:value-type="string">
            <text:p>SILVA, Sergio Luis da</text:p>
          </table:table-cell>
          <table:table-cell table:number-columns-repeated="4"/>
          <table:table-cell office:value-type="string" calcext:value-type="string">
            <text:p>Elsevier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ONIO, Alexei David</text:p>
          </table:table-cell>
          <table:table-cell office:value-type="string" calcext:value-type="string">
            <text:p>GRACIOSO, Luciana de Souza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ARACAT, Alyssa Cecilia</text:p>
          </table:table-cell>
          <table:table-cell office:value-type="string" calcext:value-type="string">
            <text:p>RIGOLIN, Camila Carneiro Dias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ARBOSA, Henrianne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ARBOSA, Henrianne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ARBOSA, Henrianne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ARBOSA, Henrianne 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Hucitec Edit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ELLO, Suzelei Faria </text:p>
          </table:table-cell>
          <table:table-cell office:value-type="string" calcext:value-type="string">
            <text:p>MACHADO, Andréa Carl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ELLO, Suzelei Faria</text:p>
          </table:table-cell>
          <table:table-cell office:value-type="string" calcext:value-type="string">
            <text:p>PIZZANI, Lucian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LLO, Suzelei Faria</text:p>
          </table:table-cell>
          <table:table-cell office:value-type="string" calcext:value-type="string">
            <text:p>PIZZANI, Luciana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CHADO, Andréa Carla</text:p>
          </table:table-cell>
          <table:table-cell table:number-columns-repeated="3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RBEL, Danilo Brancalhão</text:p>
          </table:table-cell>
          <table:table-cell office:value-type="string" calcext:value-type="string">
            <text:p>RIGOLIN, Camila Carneiro Dias</text:p>
          </table:table-cell>
          <table:table-cell table:number-columns-repeated="5"/>
          <table:table-cell office:value-type="string" calcext:value-type="string">
            <text:p>Hucitec Edit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ERNARDINO, Mayara Cristina</text:p>
          </table:table-cell>
          <table:table-cell office:value-type="string" calcext:value-type="string">
            <text:p>GRACIOSO, Luciana de Souza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GRACIOSO, Luciana de Souza</text:p>
          </table:table-cell>
          <table:table-cell table:number-columns-repeated="5"/>
          <table:table-cell office:value-type="string" calcext:value-type="string">
            <text:p>Colegio de Traductores Públicos de la Ciudad de Buenos Ai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MARGO, Gerson Marcelo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DOSO, Martha Regina Bortolato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RLOS, Kamilla Vinha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FERRARI JUNIOR, Roberto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VALHO NETO, Gil Ramos de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FERRAZ, Maria Cristina Comunian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ORSATTO, Cássia Aparecida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OSTA, Luzia Sigoli Fernandes</text:p>
          </table:table-cell>
          <table:table-cell office:value-type="string" calcext:value-type="string">
            <text:p>TOGNON, Marcos</text:p>
          </table:table-cell>
          <table:table-cell office:value-type="string" calcext:value-type="string">
            <text:p>PELLICCIOTTA, Mirza Maria Baffi</text:p>
          </table:table-cell>
          <table:table-cell office:value-type="string" calcext:value-type="string">
            <text:p>SIMSON, Olga de Moraes</text:p>
          </table:table-cell>
          <table:table-cell office:value-type="string" calcext:value-type="string">
            <text:p>SCARPELINE, Rosaelena</text:p>
          </table:table-cell>
          <table:table-cell office:value-type="string" calcext:value-type="string">
            <text:p>THOMAZ, Rosângela Custódio Cortez</text:p>
          </table:table-cell>
          <table:table-cell/>
          <table:table-cell office:value-type="string" calcext:value-type="string">
            <text:p>UFM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GREGOLIN, José Angelo Rodrigues</text:p>
          </table:table-cell>
          <table:table-cell table:number-columns-repeated="4"/>
          <table:table-cell office:value-type="string" calcext:value-type="string">
            <text:p>FAPESP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3" office:value-type="string" calcext:value-type="string">
            <text:p>FERRAZ, Maria Cristina Comunian </text:p>
          </table:table-cell>
          <table:table-cell office:value-type="string" calcext:value-type="string">
            <text:p>CARON, Monica Filomena</text:p>
          </table:table-cell>
          <table:table-cell office:value-type="string" calcext:value-type="string">
            <text:p>BRACCIALI, Marcia Regina Pires</text:p>
          </table:table-cell>
          <table:table-cell office:value-type="string" calcext:value-type="string">
            <text:p>FERNANDES, Hylio Laganá</text:p>
          </table:table-cell>
          <table:table-cell table:number-columns-repeated="3"/>
          <table:table-cell office:value-type="string" calcext:value-type="string">
            <text:p>E-paper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IORONI, Joyce</text:p>
          </table:table-cell>
          <table:table-cell table:style-name="ce5" office:value-type="string" calcext:value-type="string">
            <text:p>QUONIAM, Luc</text:p>
          </table:table-cell>
          <table:table-cell office:value-type="string" calcext:value-type="string">
            <text:p>AMARAL, Roniberto Morato do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ÇA, Andressa de Almeida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A, Andressa de Almeida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BARBOSA, Henrianne</text:p>
          </table:table-cell>
          <table:table-cell table:number-columns-repeated="3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A, Andressa de Almeida</text:p>
          </table:table-cell>
          <table:table-cell office:value-type="string" calcext:value-type="string">
            <text:p>HAYASHI, Carlos Roberto Massa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CO, Izabel da Mota</text:p>
          </table:table-cell>
          <table:table-cell office:value-type="string" calcext:value-type="string">
            <text:p>FURNIVAL, Ariadne Chloë Mary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CO, Ramon Adrian Salinas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CO, Ramon Adrian Salinas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REITAS, Jefferson Roberto de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ZAMPROGNO, Cristiano Formoso</text:p>
          </table:table-cell>
          <table:table-cell table:number-columns-repeated="3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URNIVAL, Ariadne Chloë Mary </text:p>
          </table:table-cell>
          <table:table-cell office:value-type="string" calcext:value-type="string">
            <text:p>HUBBARD, Bill</text:p>
          </table:table-cell>
          <table:table-cell table:number-columns-repeated="5"/>
          <table:table-cell office:value-type="string" calcext:value-type="string">
            <text:p>Universidade Federal do AB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URNIVAL, Ariadne Chloë Mary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OMES, Geovani Ferreira </text:p>
          </table:table-cell>
          <table:table-cell office:value-type="string" calcext:value-type="string">
            <text:p>SOUSA, Cidoval Morais de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LEANDRO, Gabriela</text:p>
          </table:table-cell>
          <table:table-cell table:number-columns-repeated="5"/>
          <table:table-cell office:value-type="string" calcext:value-type="string">
            <text:p>Junqueira e Mari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IBICT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Compac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LEIVA, Daniel Rodrigo</text:p>
          </table:table-cell>
          <table:table-cell table:number-columns-repeated="3"/>
          <table:table-cell office:value-type="string" calcext:value-type="string">
            <text:p>EDUFSCar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UIMARÃES, Vera Aparecida Lui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Universidade Federal do AB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UIMARÃES, Vera Aparecida Lui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RCELO, Julia Fernandes</text:p>
          </table:table-cell>
          <table:table-cell office:value-type="string" calcext:value-type="string">
            <text:p>BELLO, Suzelei Faria</text:p>
          </table:table-cell>
          <table:table-cell table:number-columns-repeated="2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ARCE, Alessandra</text:p>
          </table:table-cell>
          <table:table-cell office:value-type="string" calcext:value-type="string">
            <text:p>CHIARI, Camila</text:p>
          </table:table-cell>
          <table:table-cell office:value-type="string" calcext:value-type="string">
            <text:p>MENOCHELLI, Marcela</text:p>
          </table:table-cell>
          <table:table-cell table:number-columns-repeated="2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FERREIRA JR, Amarílio</text:p>
          </table:table-cell>
          <table:table-cell office:value-type="string" calcext:value-type="string">
            <text:p>COELHO, Márcio</text:p>
          </table:table-cell>
          <table:table-cell table:number-columns-repeated="3"/>
          <table:table-cell office:value-type="string" calcext:value-type="string">
            <text:p>Editora Aline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ROTHBERG, Danilo</text:p>
          </table:table-cell>
          <table:table-cell office:value-type="string" calcext:value-type="string">
            <text:p>HAYASHI, Carlos Roberto Massao</text:p>
          </table:table-cell>
          <table:table-cell table:number-columns-repeated="3"/>
          <table:table-cell office:value-type="string" calcext:value-type="string">
            <text:p>EDUEPB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table:number-columns-repeated="6"/>
          <table:table-cell office:value-type="string" calcext:value-type="string">
            <text:p>Universitá de Alcalá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table:number-columns-repeated="6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table:number-columns-repeated="6"/>
          <table:table-cell office:value-type="string" calcext:value-type="string">
            <text:p>Oficina Universitár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3">
          <table:table-cell table:style-name="ce4" office:value-type="string" calcext:value-type="string">
            <text:p><text:span text:style-name="T1">LEITE, </text:span><text:span text:style-name="T2">Ana Cláudia de Oliveira</text:span></text:p>
          </table:table-cell>
          <table:table-cell office:value-type="string" calcext:value-type="string">
            <text:p>FERRAZ, Maria Cristina Comunian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ICHTI, Paulo Aneas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IMA, Mayara Fernanda Oliveira</text:p>
          </table:table-cell>
          <table:table-cell office:value-type="string" calcext:value-type="string">
            <text:p>ZAFALON, Zaira Regina</text:p>
          </table:table-cell>
          <table:table-cell table:number-columns-repeated="5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CELO, Julia Fernande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TINELLI, Marcos Alberto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PERES, Lucas Salomão</text:p>
          </table:table-cell>
          <table:table-cell table:number-columns-repeated="3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Maria Fernanda de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Saulo Campos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COSTA, Elaine Hipólito dos Santos</text:p>
          </table:table-cell>
          <table:table-cell office:value-type="string" calcext:value-type="string">
            <text:p>DAGNINO, Renato Peixoto</text:p>
          </table:table-cell>
          <table:table-cell table:number-columns-repeated="3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EREIRA, Maria Aparecida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FERREIRA JR, Amarílio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REIRA, Maria Aparecida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FERREIRA JR, Amarílio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RES, Lucas Salomão</text:p>
          </table:table-cell>
          <table:table-cell office:value-type="string" calcext:value-type="string">
            <text:p>SILVA, Tatiane Malvestio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table:number-columns-repeated="3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IZZANI, Luciana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RTINEZ, Claudia Maria Simões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BARBOSA, Henrianne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table:number-columns-repeated="6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table:number-columns-repeated="6"/>
          <table:table-cell office:value-type="string" calcext:value-type="string">
            <text:p>EDUEPB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table:number-columns-repeated="6"/>
          <table:table-cell office:value-type="string" calcext:value-type="string">
            <text:p>Universidade Federal do AB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CHA, Ednéia Silva Santos</text:p>
          </table:table-cell>
          <table:table-cell office:value-type="string" calcext:value-type="string">
            <text:p>HAYASHI, Carlos Roberto Massa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CHA, Micherlângela Barroso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CARDO, Michele Silv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LDANHA, Gustavo Silva</text:p>
          </table:table-cell>
          <table:table-cell office:value-type="string" calcext:value-type="string">
            <text:p>GRACIOSO, Luciana de Souza</text:p>
          </table:table-cell>
          <table:table-cell table:number-columns-repeated="5"/>
          <table:table-cell office:value-type="string" calcext:value-type="string">
            <text:p>UNAM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 NETO, Martins Fideles do</text:p>
          </table:table-cell>
          <table:table-cell table:style-name="ce6" office:value-type="string" calcext:value-type="string">
            <text:p>DAL' EVEDOVE, Paula Regina </text:p>
          </table:table-cell>
          <table:table-cell table:number-columns-repeated="5"/>
          <table:table-cell office:value-type="string" calcext:value-type="string">
            <text:p>Colegio de Traductores Públicos de la Ciudad de Buenos Ai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TOS, Cíntia Almeida da Silva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table:style-name="ce3" office:value-type="string" calcext:value-type="string">
            <text:p>SANTOS, Elis Regina Alves dos</text:p>
          </table:table-cell>
          <table:table-cell office:value-type="string" calcext:value-type="string">
            <text:p>SOUSA, Cidoval Morais de</text:p>
          </table:table-cell>
          <table:table-cell office:value-type="string" calcext:value-type="string">
            <text:p>FERRAZ, Maria Cristina Comunian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CHIAVI, Marcela Taiane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Antônio Carlos Lopes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Márcia Regina d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Editora Alin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Rosemary Cristina d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USA, Cidoval Morais de</text:p>
          </table:table-cell>
          <table:table-cell table:style-name="ce6" office:value-type="string" calcext:value-type="string">
            <text:p>BERBEL, Danilo Brancalhão</text:p>
          </table:table-cell>
          <table:table-cell office:value-type="string" calcext:value-type="string">
            <text:p>ROTHBERG, Danil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3"/>
          <table:table-cell office:value-type="string" calcext:value-type="string">
            <text:p>EDUEPB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USA, Raquel Juliana Prado Leite de </text:p>
          </table:table-cell>
          <table:table-cell office:value-type="string" calcext:value-type="string">
            <text:p>ZAFALON, Zaira Regina</text:p>
          </table:table-cell>
          <table:table-cell table:number-columns-repeated="5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OUSA, Raquel Juliana Prado Leite de</text:p>
          </table:table-cell>
          <table:table-cell office:value-type="string" calcext:value-type="string">
            <text:p>HAYASHI, Carlos Roberto Massa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UZA, Claudia Daniele de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PIANDORELLO, Fabíola de Moraes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Default" office:value-type="string" calcext:value-type="string">
            <text:p>YANAI, Angela Emi 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OLIVEIRA, Claudia de Moraes Barros de 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PERES, Lucas Salomao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RAMOS, Renan Carvalho 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PUERTA, Adriana Aparecida 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ZAFALON, Zaira Regina</text:p>
          </table:table-cell>
          <table:table-cell office:value-type="string" calcext:value-type="string">
            <text:p>LOZANO, Marisa Cubas</text:p>
          </table:table-cell>
          <table:table-cell table:number-columns-repeated="5"/>
          <table:table-cell office:value-type="string" calcext:value-type="string">
            <text:p>ECI/UFM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GIGANTE, Luciara Cid 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RIGOLIN, Camila Carneiro Dias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DURAN, Maria Raquel Cruz </text:p>
          </table:table-cell>
          <table:table-cell office:value-type="string" calcext:value-type="string">
            <text:p>RIGOLIN, Camila Carneiro Dias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Junqueira e Mari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GRACIOSO, Luciana de Souza</text:p>
          </table:table-cell>
          <table:table-cell office:value-type="string" calcext:value-type="string">
            <text:p>ALVES, Ariovaldo</text:p>
          </table:table-cell>
          <table:table-cell office:value-type="string" calcext:value-type="string">
            <text:p>FERREIRA, Carlos Eduardo Barbosa</text:p>
          </table:table-cell>
          <table:table-cell office:value-type="string" calcext:value-type="string">
            <text:p>NASCIMENTO, Débora</text:p>
          </table:table-cell>
          <table:table-cell office:value-type="string" calcext:value-type="string">
            <text:p>ANGELON, Elisabete Maria</text:p>
          </table:table-cell>
          <table:table-cell office:value-type="string" calcext:value-type="string">
            <text:p>SANTOS, Suelen Silvatti dos</text:p>
          </table:table-cell>
          <table:table-cell office:value-type="string" calcext:value-type="string">
            <text:p>CASTRO, Tainara Kiri de</text:p>
          </table:table-cell>
          <table:table-cell office:value-type="string" calcext:value-type="string">
            <text:p>Junqueira e Mari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SEVERO, Cristine Gorski <text:s/></text:p>
          </table:table-cell>
          <table:table-cell office:value-type="string" calcext:value-type="string">
            <text:p>SOUZA, Ligia Maria Silva e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COSTA, Luzia Sigoli Fernandes</text:p>
          </table:table-cell>
          <table:table-cell office:value-type="string" calcext:value-type="string">
            <text:p>CURILLA, Rosemeire Aparecida Trebi</text:p>
          </table:table-cell>
          <table:table-cell table:number-columns-repeated="2"/>
          <table:table-cell office:value-type="string" calcext:value-type="string">
            <text:p>Compacta Gráfica e Editora</text:p>
          </table:table-cell>
          <table:table-cell office:value-type="float" office:value="2016" calcext:value-type="float">
            <text:p>2016</text:p>
          </table:table-cell>
        </table:table-row>
        <table:table-row table:style-name="ro4">
          <table:table-cell table:style-name="Default" office:value-type="string" calcext:value-type="string">
            <text:p>SILVEIRA, Letícia Reis da 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SIMOES, Maria da Graça Melo</text:p>
          </table:table-cell>
          <table:table-cell table:number-columns-repeated="4"/>
          <table:table-cell table:style-name="ce7" office:value-type="string" calcext:value-type="string">
            <text:p>Rowman &amp; Littlefield Publisher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GUIMARÃES, Vera Aparecida Lui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RIBEIRO, José Augusto Pereira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TEDESCHI, Samara Pereira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STANGE, Simone Morae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MIOTELLO, Valdemir</text:p>
          </table:table-cell>
          <table:table-cell office:value-type="string" calcext:value-type="string">
            <text:p>PEDRO, Wilson José Alves</text:p>
          </table:table-cell>
          <table:table-cell office:value-type="string" calcext:value-type="string">
            <text:p>HAYASHI, Carlos Roberto Massao</text:p>
          </table:table-cell>
          <table:table-cell table:number-columns-repeated="2"/>
          <table:table-cell office:value-type="string" calcext:value-type="string">
            <text:p>Pedro e João Editores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fill-character> </loext:fill-character>
      <number:text>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28:15.468970876</meta:creation-date>
    <dc:date>2018-01-04T12:29:24.943859237</dc:date>
    <meta:editing-duration>PT1M11S</meta:editing-duration>
    <meta:editing-cycles>1</meta:editing-cycles>
    <meta:document-statistic meta:table-count="1" meta:cell-count="457" meta:object-count="0"/>
    <meta:generator>LibreOffice/5.3.7.2.0$Linux_X86_64 LibreOffice_project/30$Build-2</meta:generator>
  </office:meta>
</office:document-meta>
</file>